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0161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3.8126in"/>
    </style:style>
    <style:style style:name="co11" style:family="table-column">
      <style:table-column-properties fo:break-before="auto" style:column-width="2.2283in"/>
    </style:style>
    <style:style style:name="co12" style:family="table-column">
      <style:table-column-properties fo:break-before="auto" style:column-width="0.8083in"/>
    </style:style>
    <style:style style:name="co13" style:family="table-column">
      <style:table-column-properties fo:break-before="auto" style:column-width="1.2909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4909in"/>
    </style:style>
    <style:style style:name="co17" style:family="table-column">
      <style:table-column-properties fo:break-before="auto" style:column-width="1.9882in"/>
    </style:style>
    <style:style style:name="co18" style:family="table-column">
      <style:table-column-properties fo:break-before="auto" style:column-width="1.0374in"/>
    </style:style>
    <style:style style:name="co19" style:family="table-column">
      <style:table-column-properties fo:break-before="auto" style:column-width="2.1626in"/>
    </style:style>
    <style:style style:name="co20" style:family="table-column">
      <style:table-column-properties fo:break-before="auto" style:column-width="1.922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5437in" fo:break-before="auto" style:use-optimal-row-height="false"/>
    </style:style>
    <style:style style:name="ro5" style:family="table-row">
      <style:table-row-properties style:row-height="1.8862in" fo:break-before="auto" style:use-optimal-row-height="true"/>
    </style:style>
    <style:style style:name="ro6" style:family="table-row">
      <style:table-row-properties style:row-height="2.1244in" fo:break-before="auto" style:use-optimal-row-height="false"/>
    </style:style>
    <style:style style:name="ro7" style:family="table-row">
      <style:table-row-properties style:row-height="3.6791in" fo:break-before="auto" style:use-optimal-row-height="fals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648in" fo:break-before="auto" style:use-optimal-row-height="false"/>
    </style:style>
    <style:style style:name="ro12" style:family="table-row">
      <style:table-row-properties style:row-height="1.3366in" fo:break-before="auto" style:use-optimal-row-height="fals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654in" fo:break-before="auto" style:use-optimal-row-height="false"/>
    </style:style>
    <style:style style:name="ro15" style:family="table-row">
      <style:table-row-properties style:row-height="1.6992in" fo:break-before="auto" style:use-optimal-row-height="false"/>
    </style:style>
    <style:style style:name="ro16" style:family="table-row">
      <style:table-row-properties style:row-height="2.9535in" fo:break-before="auto" style:use-optimal-row-height="false"/>
    </style:style>
    <style:style style:name="ro17" style:family="table-row">
      <style:table-row-properties style:row-height="2.6945in" fo:break-before="auto" style:use-optimal-row-height="false"/>
    </style:style>
    <style:style style:name="ro18" style:family="table-row">
      <style:table-row-properties style:row-height="0.6634in" fo:break-before="auto" style:use-optimal-row-height="false"/>
    </style:style>
    <style:style style:name="ro19" style:family="table-row">
      <style:table-row-properties style:row-height="3.0055in" fo:break-before="auto" style:use-optimal-row-height="false"/>
    </style:style>
    <style:style style:name="ro20" style:family="table-row">
      <style:table-row-properties style:row-height="3.078in" fo:break-before="auto" style:use-optimal-row-height="false"/>
    </style:style>
    <style:style style:name="ro21" style:family="table-row">
      <style:table-row-properties style:row-height="3.2854in" fo:break-before="auto" style:use-optimal-row-height="true"/>
    </style:style>
    <style:style style:name="ro22" style:family="table-row">
      <style:table-row-properties style:row-height="2.0728in" fo:break-before="auto" style:use-optimal-row-height="false"/>
    </style:style>
    <style:style style:name="ro23" style:family="table-row">
      <style:table-row-properties style:row-height="1.8134in" fo:break-before="auto" style:use-optimal-row-height="false"/>
    </style:style>
    <style:style style:name="ro24" style:family="table-row">
      <style:table-row-properties style:row-height="1.7307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9327in" fo:break-before="auto" style:use-optimal-row-height="false"/>
    </style:style>
    <style:style style:name="ro27" style:family="table-row">
      <style:table-row-properties style:row-height="2.2693in" fo:break-before="auto" style:use-optimal-row-height="false"/>
    </style:style>
    <style:style style:name="ro28" style:family="table-row">
      <style:table-row-properties style:row-height="1.078in" fo:break-before="auto" style:use-optimal-row-height="false"/>
    </style:style>
    <style:style style:name="ro29" style:family="table-row">
      <style:table-row-properties style:row-height="0.4244in" fo:break-before="auto" style:use-optimal-row-height="false"/>
    </style:style>
    <style:style style:name="ro30" style:family="table-row">
      <style:table-row-properties style:row-height="0.922in" fo:break-before="auto" style:use-optimal-row-height="false"/>
    </style:style>
    <style:style style:name="ro31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1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"/>
    </style:style>
    <style:style style:name="ce23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25" style:family="table-cell" style:parent-style-name="Default">
      <style:table-cell-properties fo:wrap-option="wrap" fo:border="0.0008in solid #000000"/>
    </style:style>
    <style:style style:name="ce26" style:family="table-cell" style:parent-style-name="Default">
      <style:table-cell-properties fo:wrap-option="wrap" fo:border="0.0008in solid #000000" style:vertical-align="top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/>
    </style:style>
    <style:style style:name="ce3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2" style:family="table-cell" style:parent-style-name="Default">
      <style:table-cell-properties fo:background-color="#c0c0c0" fo:border="0.0008in solid #000000"/>
      <style:text-properties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"/>
    </style:style>
    <style:style style:name="T8" style:family="text">
      <style:text-properties style:font-name="Arial" fo:font-weight="bold" style:font-name-asian="Lucida Sans Unicode" style:font-weight-asian="bold" style:font-name-complex="Tahoma" style:font-weight-complex="bold"/>
    </style:style>
    <style:style style:name="T9" style:family="text">
      <style:text-properties style:font-name="Arial" fo:font-weight="bold" style:font-name-asian="Lucida Sans Unicode" style:font-name-complex="Tahoma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WCM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Web Content Management 2.0 Sniff tests </text:p>
            <text:p><text:span text:style-name="T2">Total </text:span><text:span text:style-name="T2">time: <text:s/></text:span></text:p>
            <text:p><text:span text:style-name="T2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2" table:formula="of:=COUNTIF([WCM_SniffTests.$G$2:.$G$985]; &quot;Pass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Blocked</text:p>
          </table:table-cell>
          <table:table-cell table:style-name="ce12" table:formula="of:=COUNTIF([WCM_SniffTests.$G$2:.$G$985]; &quot;Block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Failed</text:p>
          </table:table-cell>
          <table:table-cell table:style-name="ce12" table:formula="of:=COUNTIF([WCM_SniffTests.$G$2:.$G$985]; &quot;Failed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N/A</text:p>
          </table:table-cell>
          <table:table-cell table:style-name="ce12" table:formula="of:=COUNTIF([WCM_SniffTests.$G$2:.$G$985]; &quot;N/A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NotRun</text:p>
          </table:table-cell>
          <table:table-cell table:style-name="ce12" table:formula="of:=COUNTIF([WCM_SniffTests.$G$2:.$G$985]; &quot;NotRun&quot;)" office:value-type="float" office:value="24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Total test case</text:p>
          </table:table-cell>
          <table:table-cell table:style-name="ce13" table:formula="of:=SUM([.C17:.C22])" office:value-type="float" office:value="24">
            <text:p>24</text:p>
          </table:table-cell>
          <table:table-cell table:number-columns-repeated="4"/>
        </table:table-row>
      </table:table>
      <table:table table:name="WCM_SniffTests" table:style-name="ta1" table:print="false">
        <office:forms form:automatic-focus="false" form:apply-design-mode="false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number-columns-repeated="245" table:default-cell-style-name="ce17"/>
        <table:table-row table:style-name="ro3">
          <table:table-cell table:style-name="ce14" office:value-type="string">
            <text:p>Category</text:p>
          </table:table-cell>
          <table:table-cell table:style-name="ce18" office:value-type="string">
            <text:p>Group function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hecks lis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Expected Result</text:p>
          </table:table-cell>
          <table:table-cell table:style-name="ce18" office:value-type="string">
            <text:p>Test Result</text:p>
          </table:table-cell>
          <table:table-cell table:style-name="ce18" office:value-type="string">
            <text:p>JIRA Issue</text:p>
          </table:table-cell>
          <table:table-cell table:style-name="ce18" office:value-type="string">
            <text:p>Comment</text:p>
          </table:table-cell>
          <table:table-cell table:style-name="ce18" office:value-type="string">
            <office:annotation draw:style-name="gr1" draw:text-style-name="P1" svg:width="1.1303in" svg:height="0.3902in" svg:x="14.9941in" svg:y="0in" draw:caption-point-x="-1.213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8" office:value-type="string">
            <text:p>Tester</text:p>
          </table:table-cell>
          <table:table-cell table:style-name="ce27" table:number-columns-repeated="245"/>
        </table:table-row>
        <table:table-row table:style-name="ro4">
          <table:table-cell table:style-name="ce15" office:value-type="string">
            <text:p>W3C</text:p>
          </table:table-cell>
          <table:table-cell table:style-name="ce15" office:value-type="string">
            <text:p>W3C</text:p>
          </table:table-cell>
          <table:table-cell table:style-name="ce19" office:value-type="string">
            <text:p>SNF_WCM_01</text:p>
          </table:table-cell>
          <table:table-cell table:style-name="ce20" office:value-type="string">
            <text:p>WC3 check for pages in public</text:p>
          </table:table-cell>
          <table:table-cell table:style-name="ce20" office:value-type="string">
            <text:p>- Access to <text:s/><text:span text:style-name="T3">http://v</text:span><text:span text:style-name="T3">alidator</text:span><text:span text:style-name="T3">.w3.org</text:span> website to validate source code of navigation on public.</text:p>
            <text:p>- Select one in three tabs (Validate by URI, Validate by File Upload, Validate by Direct Input). E.g: select Validate by Direct Input tab</text:p>
            <text:p>- Copy/paste html source of acme site in Enter the Markup to validate field, then click [<text:span text:style-name="T3">Check</text:span>] button</text:p>
          </table:table-cell>
          <table:table-cell table:style-name="ce20" office:value-type="string">
            <text:p>No broken error</text:p>
          </table:table-cell>
          <table:table-cell table:style-name="ce23" table:content-validation-name="val1" office:value-type="string">
            <text:p>NotRun</text:p>
          </table:table-cell>
          <table:table-cell table:style-name="ce24" table:number-columns-repeated="2"/>
          <table:table-cell table:style-name="ce24" office:value-type="string">
            <text:p>Low</text:p>
          </table:table-cell>
          <table:table-cell table:style-name="ce23" office:value-type="string">
            <text:p>Lap.Nguyen</text:p>
          </table:table-cell>
          <table:table-cell table:style-name="ce28" table:number-columns-repeated="244"/>
          <table:table-cell/>
        </table:table-row>
        <table:table-row table:style-name="ro5">
          <table:table-cell table:style-name="ce16" office:value-type="string">
            <text:p>WCM </text:p>
          </table:table-cell>
          <table:table-cell table:style-name="ce16" office:value-type="string">
            <text:p>Single Content Viewer</text:p>
          </table:table-cell>
          <table:table-cell table:style-name="ce19" office:value-type="string">
            <text:p>SNF_WCM_02</text:p>
          </table:table-cell>
          <table:table-cell table:style-name="ce20" office:value-type="string">
            <text:p>Add &amp; view new added content in Single content viewer in new page</text:p>
          </table:table-cell>
          <table:table-cell table:style-name="ce20" office:value-type="string">
            <text:p>- Login acme site by Admin/web contributor</text:p>
            <text:p>- Select <text:span text:style-name="T3">Site </text:span><text:span text:style-name="T3">editor/A</text:span><text:span text:style-name="T3">dd new </text:span><text:span text:style-name="T3">page </text:span>to create new page. </text:p>
            <text:p>- Select page node before inputing Node Name and Display Name then click [<text:span text:style-name="T3">Next</text:span>] button</text:p>
            <text:p>- Select a page layout template, click Next button</text:p>
            <text:p><text:span text:style-name="T3">- </text:span><text:span text:style-name="T4">Drag </text:span><text:span text:style-name="T4">and </text:span><text:span text:style-name="T4">drop </text:span><text:span text:style-name="T4">Content </text:span><text:span text:style-name="T4">Detail </text:span><text:span text:style-name="T4">portlet </text:span><text:span text:style-name="T4">to this </text:span><text:span text:style-name="T4">site</text:span></text:p>
            <text:p><text:span text:style-name="T4">- Click </text:span><text:span text:style-name="T4">Edit </text:span><text:span text:style-name="T4">icon to </text:span><text:span text:style-name="T4">edit this </text:span><text:span text:style-name="T4">porlet</text:span></text:p>
            <text:p>- Choose <text:span text:style-name="T3">Create </text:span><text:span text:style-name="T3">new </text:span><text:span text:style-name="T3">content</text:span> option</text:p>
            <text:p>- Input Title then click [<text:span text:style-name="T3">Save</text:span>] button</text:p>
            <text:p>- Input valid content in Main Content, Illustration and <text:span text:style-name="T5">Advanc</text:span><text:span text:style-name="T5">ed</text:span> tabs</text:p>
            <text:p>- Click [<text:span text:style-name="T3">Save </text:span><text:span text:style-name="T3">Draft</text:span>] or [<text:span text:style-name="T3">Fast </text:span><text:span text:style-name="T3">Publish</text:span>] button</text:p>
          </table:table-cell>
          <table:table-cell table:style-name="ce20" office:value-type="string">
            <text:p>Adding new content successfully &amp; it is displayed in Single Content Viewer page</text:p>
            <text:p>This content has Draft status if clicking [<text:span text:style-name="T3">Save </text:span><text:span text:style-name="T3">Draft</text:span>] or just after saving Title and closing.</text:p>
            <text:p>Its status is Published if clicking [<text:span text:style-name="T3">Fast </text:span><text:span text:style-name="T3">Publish</text:span>]</text:p>
          </table:table-cell>
          <table:table-cell table:style-name="ce23" table:content-validation-name="val1" office:value-type="string">
            <text:p>NotRun</text:p>
          </table:table-cell>
          <table:table-cell table:style-name="ce25" table:number-columns-repeated="2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6">
          <table:table-cell table:style-name="ce16" office:value-type="string">
            <text:p>WCM </text:p>
          </table:table-cell>
          <table:table-cell table:style-name="ce16" office:value-type="string">
            <text:p>Single Content Viewer</text:p>
          </table:table-cell>
          <table:table-cell table:style-name="ce19" office:value-type="string">
            <text:p>SNF_WCM_03</text:p>
          </table:table-cell>
          <table:table-cell table:style-name="ce20" office:value-type="string">
            <text:p>View existing web content/document by Single Content Viewer in new page</text:p>
          </table:table-cell>
          <table:table-cell table:style-name="ce20" office:value-type="string">
            <text:p>- Login acme by Admin/Web contributor</text:p>
            <text:p>- Choose <text:span text:style-name="T3">Site </text:span><text:span text:style-name="T3">Editor/</text:span><text:span text:style-name="T3">Create </text:span><text:span text:style-name="T3">new </text:span><text:span text:style-name="T3">page</text:span></text:p>
            <text:p><text:span text:style-name="T3">- </text:span><text:span text:style-name="T4">Drag </text:span><text:span text:style-name="T4">and </text:span><text:span text:style-name="T4">drop </text:span><text:span text:style-name="T4">Content </text:span><text:span text:style-name="T4">Detail </text:span><text:span text:style-name="T4">portlet </text:span><text:span text:style-name="T4">to this </text:span><text:span text:style-name="T4">site</text:span></text:p>
            <text:p><text:span text:style-name="T4">- Click </text:span><text:span text:style-name="T4">Edit </text:span><text:span text:style-name="T4">icon to </text:span><text:span text:style-name="T4">edit this </text:span><text:span text:style-name="T4">porlet</text:span></text:p>
            <text:p>- Choose <text:span text:style-name="T3">Select a </text:span><text:span text:style-name="T3">content</text:span> option 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7">
          <table:table-cell table:style-name="ce16" office:value-type="string">
            <text:p>WCM </text:p>
          </table:table-cell>
          <table:table-cell table:style-name="ce16" office:value-type="string">
            <text:p>Content List Viewer</text:p>
          </table:table-cell>
          <table:table-cell table:style-name="ce19" office:value-type="string">
            <text:p>SNF_WCM_04</text:p>
          </table:table-cell>
          <table:table-cell table:style-name="ce20" office:value-type="string">
            <text:p>View list of web contents/documents using 'by folder' <text:s/>option when add new page having Content list viewer layout</text:p>
          </table:table-cell>
          <table:table-cell table:style-name="ce20" office:value-type="string">
            <text:p>- Login acme by admin/web contributor</text:p>
            <text:p>- Add some web contents in <text:span text:style-name="T6">Site </text:span><text:span text:style-name="T6">Explore</text:span><text:span text:style-name="T6">r/Sites </text:span><text:span text:style-name="T6">Manage</text:span><text:span text:style-name="T6">ment/ac</text:span><text:span text:style-name="T6">me/web </text:span><text:span text:style-name="T6">content</text:span><text:span text:style-name="T6">s</text:span></text:p>
            <text:p>- Select <text:span text:style-name="T6">Site </text:span><text:span text:style-name="T6">editor/A</text:span><text:span text:style-name="T6">dd new </text:span><text:span text:style-name="T6">page</text:span> to create new page. </text:p>
            <text:p>- Select page node before inputing Node Name and Display Name then click [<text:span text:style-name="T3">Next</text:span>] button</text:p>
            <text:p>- Select a page layout template</text:p>
            <text:p>- Click [<text:span text:style-name="T3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3">by </text:span><text:span text:style-name="T3">folder</text:span> option</text:p>
            <text:p>- Click [<text:span text:style-name="T3">Select </text:span><text:span text:style-name="T3">folder </text:span><text:span text:style-name="T3">path</text:span>] icon to select <text:span text:style-name="T3">web </text:span><text:span text:style-name="T3">content</text:span><text:span text:style-name="T3">s (or </text:span><text:span text:style-name="T3">docum</text:span><text:span text:style-name="T3">ents)</text:span> folder in acme </text:p>
            <text:p>- Click [<text:span text:style-name="T3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23" table:content-validation-name="val1" office:value-type="string">
            <text:p>NotRun</text:p>
          </table:table-cell>
          <table:table-cell table:style-name="ce25" table:number-columns-repeated="2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8">
          <table:table-cell table:style-name="ce16" office:value-type="string">
            <text:p>WCM </text:p>
          </table:table-cell>
          <table:table-cell table:style-name="ce16" office:value-type="string">
            <text:p>Content List Viewer</text:p>
          </table:table-cell>
          <table:table-cell table:style-name="ce19" office:value-type="string">
            <text:p>SNF_WCM_05</text:p>
          </table:table-cell>
          <table:table-cell table:style-name="ce20" office:value-type="string">
            <text:p>View list of web contents/documents using ' <text:span text:style-name="T3">by </text:span><text:span text:style-name="T3">content</text:span><text:span text:style-name="T3">s</text:span>' <text:s/>option when add new page having Content list viewer layout</text:p>
          </table:table-cell>
          <table:table-cell table:style-name="ce20" office:value-type="string">
            <text:p>- Login acme by admin/web contributor</text:p>
            <text:p>- Add some web contents in <text:span text:style-name="T3">Site </text:span><text:span text:style-name="T3">Explore</text:span><text:span text:style-name="T3">r/Sites </text:span><text:span text:style-name="T3">Manage</text:span><text:span text:style-name="T3">ment/ac</text:span><text:span text:style-name="T3">me/web </text:span><text:span text:style-name="T3">content</text:span><text:span text:style-name="T3">s</text:span></text:p>
            <text:p><text:span text:style-name="T7">- Select </text:span><text:span text:style-name="T8">Site </text:span><text:span text:style-name="T8">editor/A</text:span><text:span text:style-name="T8">dd new </text:span><text:span text:style-name="T8">page</text:span><text:span text:style-name="T7"> to </text:span><text:span text:style-name="T7">create </text:span><text:span text:style-name="T7">new </text:span><text:span text:style-name="T7">page. </text:span></text:p>
            <text:p><text:span text:style-name="T7">- Select </text:span><text:span text:style-name="T7">page </text:span><text:span text:style-name="T7">node </text:span><text:span text:style-name="T7">before </text:span><text:span text:style-name="T7">inputing </text:span><text:span text:style-name="T7">Node </text:span><text:span text:style-name="T7">Name </text:span><text:span text:style-name="T7">and </text:span><text:span text:style-name="T7">Display </text:span><text:span text:style-name="T7">Name </text:span><text:span text:style-name="T7">then </text:span><text:span text:style-name="T7">click </text:span><text:span text:style-name="T7">[</text:span><text:span text:style-name="T9">Next</text:span><text:span text:style-name="T7">] </text:span><text:span text:style-name="T7">button</text:span></text:p>
            <text:p><text:span text:style-name="T7">- Select </text:span><text:span text:style-name="T7">a page </text:span><text:span text:style-name="T7">layout </text:span><text:span text:style-name="T7">templat</text:span><text:span text:style-name="T7">e</text:span></text:p>
            <text:p><text:span text:style-name="T7">- Click </text:span><text:span text:style-name="T7">[</text:span><text:span text:style-name="T9">Next</text:span><text:span text:style-name="T7">] </text:span><text:span text:style-name="T7">button</text:span></text:p>
            <text:p><text:span text:style-name="T7">- </text:span><text:span text:style-name="T7">Choose </text:span><text:span text:style-name="T7">a </text:span><text:span text:style-name="T7">Content </text:span><text:span text:style-name="T7">list </text:span><text:span text:style-name="T7">viewer </text:span><text:span text:style-name="T7">portlet </text:span><text:span text:style-name="T7">by drag </text:span><text:span text:style-name="T7">and </text:span><text:span text:style-name="T7">drop </text:span><text:span text:style-name="T7">from </text:span><text:span text:style-name="T7">page </text:span><text:span text:style-name="T7">editor</text:span></text:p>
            <text:p><text:span text:style-name="T7">- Click </text:span><text:span text:style-name="T7">edit </text:span><text:span text:style-name="T7">portlet </text:span><text:span text:style-name="T7">icon of </text:span><text:span text:style-name="T7">this </text:span><text:span text:style-name="T7">Content </text:span><text:span text:style-name="T7">list </text:span><text:span text:style-name="T7">viewer </text:span><text:span text:style-name="T7">portlet</text:span></text:p>
            <text:p>- Choose <text:span text:style-name="T3">by </text:span><text:span text:style-name="T3">content</text:span><text:span text:style-name="T3">s</text:span> option</text:p>
            <text:p>- Click [<text:span text:style-name="T3">Select </text:span><text:span text:style-name="T3">folder </text:span><text:span text:style-name="T3">path</text:span>] icon to some web contents/documents that you want to view</text:p>
            <text:p>- Click [<text:span text:style-name="T6">Save</text:span>] button in <text:span text:style-name="T4">Multiple </text:span><text:span text:style-name="T4">content </text:span><text:span text:style-name="T4">selector</text:span> panel</text:p>
            <text:p>- Click [<text:span text:style-name="T3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23" table:content-validation-name="val1" office:value-type="string">
            <text:p>NotRun</text:p>
          </table:table-cell>
          <table:table-cell/>
          <table:table-cell table:style-name="ce25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9">
          <table:table-cell table:style-name="ce16" office:value-type="string">
            <text:p>WCM </text:p>
          </table:table-cell>
          <table:table-cell table:style-name="ce16" office:value-type="string">
            <text:p>Banner Footer</text:p>
          </table:table-cell>
          <table:table-cell table:style-name="ce19" office:value-type="string">
            <text:p>SNF_WCM_06</text:p>
          </table:table-cell>
          <table:table-cell table:style-name="ce20" office:value-type="string">
            <text:p>Edit banner for new added portal </text:p>
          </table:table-cell>
          <table:table-cell table:style-name="ce20" office:value-type="string">
            <text:p>- Login acme by administrator successfully</text:p>
            <text:p>- Choose the added portal to executive</text:p>
            <text:p>- Open edit mode then click quick edit icon of any element in the banner</text:p>
            <text:p>- Edit name banner, insert logo, insert slogan, update CSS</text:p>
            <text:p>- Click [<text:span text:style-name="T3">Save</text:span>] button</text:p>
          </table:table-cell>
          <table:table-cell table:style-name="ce20" office:value-type="string">
            <text:p>Edit successfully</text:p>
          </table:table-cell>
          <table:table-cell table:style-name="ce23" table:content-validation-name="val1" office:value-type="string">
            <text:p>NotRun</text:p>
          </table:table-cell>
          <table:table-cell table:style-name="ce25" table:number-columns-repeated="2"/>
          <table:table-cell table:style-name="ce25" office:value-type="string">
            <text:p>Medium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0">
          <table:table-cell table:style-name="ce16" office:value-type="string">
            <text:p>WCM </text:p>
          </table:table-cell>
          <table:table-cell table:style-name="ce16" office:value-type="string">
            <text:p>Site Explorer</text:p>
          </table:table-cell>
          <table:table-cell table:style-name="ce19" office:value-type="string">
            <text:p>SNF_WCM_07</text:p>
          </table:table-cell>
          <table:table-cell table:style-name="ce20" office:value-type="string">
            <text:p>Create web content in sites explorer with free layout web content template</text:p>
          </table:table-cell>
          <table:table-cell table:style-name="ce21" office:value-type="string">
            <text:p>- Login acme by administrator</text:p>
            <text:p>- Select <text:span text:style-name="T3">Groups</text:span><text:span text:style-name="T3">/Sites </text:span><text:span text:style-name="T3">Explore</text:span><text:span text:style-name="T3">r/Sites </text:span><text:span text:style-name="T3">Manage</text:span><text:span text:style-name="T3">ment/ac</text:span><text:span text:style-name="T3">me</text:span></text:p>
            <text:p>- Select <text:span text:style-name="T3">web </text:span><text:span text:style-name="T3">content</text:span><text:span text:style-name="T3">s</text:span> folder then click [<text:span text:style-name="T3">Add </text:span><text:span text:style-name="T3">Docum</text:span><text:span text:style-name="T3">ent</text:span>] in action bar</text:p>
            <text:p>- Select Free layout web content template</text:p>
            <text:p>- Create name, title</text:p>
            <text:p>- Create main content</text:p>
            <text:p>- Click [<text:span text:style-name="T3">Save</text:span>] button</text:p>
          </table:table-cell>
          <table:table-cell table:style-name="ce20" office:value-type="string">
            <text:p>New web content is created successfully with Draft status</text:p>
          </table:table-cell>
          <table:table-cell table:style-name="ce23" table:content-validation-name="val1" office:value-type="string">
            <text:p>NotRun</text:p>
          </table:table-cell>
          <table:table-cell table:style-name="ce25" table:number-columns-repeated="2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1">
          <table:table-cell table:style-name="ce16" office:value-type="string">
            <text:p>WCM </text:p>
          </table:table-cell>
          <table:table-cell table:style-name="ce16" office:value-type="string">
            <text:p>Site Explorer</text:p>
          </table:table-cell>
          <table:table-cell table:style-name="ce19" office:value-type="string">
            <text:p>SNF_WCM_08</text:p>
          </table:table-cell>
          <table:table-cell table:style-name="ce20" office:value-type="string">
            <text:p>Create web content in sites explorer with picture on head web content template</text:p>
          </table:table-cell>
          <table:table-cell table:style-name="ce20" office:value-type="string">
            <text:p>- Login acme by administrator</text:p>
            <text:p>- Select <text:span text:style-name="T3">Groups</text:span><text:span text:style-name="T3">/Sites </text:span><text:span text:style-name="T3">Explore</text:span><text:span text:style-name="T3">r/Sites </text:span><text:span text:style-name="T3">Manage</text:span><text:span text:style-name="T3">ment/ac</text:span><text:span text:style-name="T3">me</text:span></text:p>
            <text:p>- Select <text:span text:style-name="T3">web </text:span><text:span text:style-name="T3">content</text:span><text:span text:style-name="T3">s</text:span> folder then click [<text:span text:style-name="T3">Add </text:span><text:span text:style-name="T3">Docum</text:span><text:span text:style-name="T3">ent</text:span>] in action bar</text:p>
            <text:p>- Select Picture on head <text:s/>web content template</text:p>
            <text:p>- Create name, title</text:p>
            <text:p>- Create main content</text:p>
            <text:p>- Click [<text:span text:style-name="T3">Save</text:span>] button</text:p>
          </table:table-cell>
          <table:table-cell table:style-name="ce20" office:value-type="string">
            <text:p>New web content is created successfully with Draft status</text:p>
          </table:table-cell>
          <table:table-cell table:style-name="ce23" table:content-validation-name="val1" office:value-type="string">
            <text:p>NotRun</text:p>
          </table:table-cell>
          <table:table-cell table:style-name="ce25" table:number-columns-repeated="2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2">
          <table:table-cell table:style-name="ce16" office:value-type="string">
            <text:p>WCM </text:p>
          </table:table-cell>
          <table:table-cell table:style-name="ce16" office:value-type="string">
            <text:p>Site Explorer</text:p>
          </table:table-cell>
          <table:table-cell table:style-name="ce19" office:value-type="string">
            <text:p>SNF_WCM_09</text:p>
          </table:table-cell>
          <table:table-cell table:style-name="ce20" office:value-type="string">
            <text:p>Create CSS file in sites explorer</text:p>
          </table:table-cell>
          <table:table-cell table:style-name="ce22" office:value-type="string">
            <text:p><text:span text:style-name="T7">- Login </text:span><text:span text:style-name="T7">acme by </text:span><text:span text:style-name="T7">Admin/</text:span><text:span text:style-name="T7">web </text:span><text:span text:style-name="T7">contribu</text:span><text:span text:style-name="T7">tor</text:span></text:p>
            <text:p>- Choose <text:span text:style-name="T3">Sites </text:span><text:span text:style-name="T3">explore</text:span><text:span text:style-name="T3">r/Sites </text:span><text:span text:style-name="T3">Manage</text:span><text:span text:style-name="T3">ment</text:span></text:p>
            <text:p>- Choose a site</text:p>
            <text:p>- CSS folder then click [<text:span text:style-name="T3">Add </text:span><text:span text:style-name="T3">Docum</text:span><text:span text:style-name="T3">ent</text:span>] in action bar</text:p>
            <text:p>- Input values for fields</text:p>
            <text:p>- Click [<text:span text:style-name="T3">Save</text:span>] button</text:p>
          </table:table-cell>
          <table:table-cell table:style-name="ce20" office:value-type="string">
            <text:p>- New CSS file is created</text:p>
            <text:p>- CSS of site will be changed by new </text:p>
          </table:table-cell>
          <table:table-cell table:style-name="ce23" table:content-validation-name="val1" office:value-type="string">
            <text:p>NotRun</text:p>
          </table:table-cell>
          <table:table-cell table:style-name="ce25"/>
          <table:table-cell table:style-name="ce26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3">
          <table:table-cell table:style-name="ce16" office:value-type="string">
            <text:p>WCM </text:p>
          </table:table-cell>
          <table:table-cell table:style-name="ce16" office:value-type="string">
            <text:p>Search</text:p>
          </table:table-cell>
          <table:table-cell table:style-name="ce19" office:value-type="string">
            <text:p>SNF_WCM_10</text:p>
          </table:table-cell>
          <table:table-cell table:style-name="ce20" office:value-type="string">
            <text:p>Quick Search</text:p>
          </table:table-cell>
          <table:table-cell table:style-name="ce20"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23" table:content-validation-name="val1" office:value-type="string">
            <text:p>NotRun</text:p>
          </table:table-cell>
          <table:table-cell table:style-name="ce25" table:number-columns-repeated="2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4">
          <table:table-cell table:style-name="ce16" office:value-type="string">
            <text:p>WCM </text:p>
          </table:table-cell>
          <table:table-cell table:style-name="ce16" office:value-type="string">
            <text:p>Publication</text:p>
          </table:table-cell>
          <table:table-cell table:style-name="ce19" office:value-type="string">
            <text:p>SNF_WCM_11</text:p>
          </table:table-cell>
          <table:table-cell table:style-name="ce21" office:value-type="string">
            <text:p>Test public web content/document on page</text:p>
          </table:table-cell>
          <table:table-cell table:style-name="ce20" office:value-type="string">
            <text:p>- Login acme by Admin/web contributor</text:p>
            <text:p>- Choose <text:span text:style-name="T3">Sites </text:span><text:span text:style-name="T3">explore</text:span><text:span text:style-name="T3">r/Sites </text:span><text:span text:style-name="T3">Manage</text:span><text:span text:style-name="T3">ments/a</text:span><text:span text:style-name="T3">cme</text:span></text:p>
            <text:p>- Add new document/web content and select it</text:p>
            <text:p>- Click <text:span text:style-name="T3">Manage </text:span><text:span text:style-name="T3">Publica</text:span><text:span text:style-name="T3">tions</text:span> in Action bar</text:p>
            <text:p>- Choose <text:span text:style-name="T3">Live </text:span><text:span text:style-name="T4">status</text:span></text:p>
            <text:p>- Go to a page &amp; perform add above document/web content to this page</text:p>
            <text:p/>
          </table:table-cell>
          <table:table-cell table:style-name="ce20" office:value-type="string">
            <text:p>- Selected document/web content is published into this page with current status</text:p>
          </table:table-cell>
          <table:table-cell table:style-name="ce23" table:content-validation-name="val1" office:value-type="string">
            <text:p>NotRun</text:p>
          </table:table-cell>
          <table:table-cell table:style-name="ce25" table:number-columns-repeated="2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5">
          <table:table-cell table:style-name="ce16" office:value-type="string">
            <text:p>WCM </text:p>
          </table:table-cell>
          <table:table-cell table:style-name="ce16" office:value-type="string">
            <text:p>Un-Publication</text:p>
          </table:table-cell>
          <table:table-cell table:style-name="ce19" office:value-type="string">
            <text:p>SNF_WCM_12</text:p>
          </table:table-cell>
          <table:table-cell table:style-name="ce21" office:value-type="string">
            <text:p>Unpublished a content from page</text:p>
          </table:table-cell>
          <table:table-cell table:style-name="ce20" office:value-type="string">
            <text:p>- Publish a document/web content on a page (refer to <text:a xlink:href="#SNF_WCM_15">SNF_WCM_15</text:a>)</text:p>
            <text:p>- Go to <text:span text:style-name="T3">Site </text:span><text:span text:style-name="T3">Explore</text:span><text:span text:style-name="T3">r/Sites </text:span><text:span text:style-name="T3">Manage</text:span><text:span text:style-name="T3">ment/ac</text:span><text:span text:style-name="T3">me</text:span></text:p>
            <text:p>- Select the published document/web content</text:p>
            <text:p>- Click <text:span text:style-name="T3">Manage </text:span><text:span text:style-name="T3">Publica</text:span><text:span text:style-name="T3">tions</text:span> in Action bar</text:p>
            <text:p>- Choose <text:span text:style-name="T6">Draft</text:span> status</text:p>
            <text:p>- Click [<text:span text:style-name="T3">Close</text:span>] button</text:p>
          </table:table-cell>
          <table:table-cell table:style-name="ce20" office:value-type="string">
            <text:p>- Document/web content has 2 status: one in Draft and one in Live. If you choose Edit mode, the content of draft status appears. If you choose Live mode, the content of live status appears 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6">
          <table:table-cell table:style-name="ce16" office:value-type="string">
            <text:p>Portal</text:p>
          </table:table-cell>
          <table:table-cell table:style-name="ce16" office:value-type="string">
            <text:p>WCM Admin bar</text:p>
          </table:table-cell>
          <table:table-cell table:style-name="ce19" office:value-type="string">
            <text:p>SNF_WCM_13</text:p>
          </table:table-cell>
          <table:table-cell table:style-name="ce20" office:value-type="string">
            <text:p>Add/Edit/Delete page from Page Management</text:p>
          </table:table-cell>
          <table:table-cell table:style-name="ce20" office:value-type="string">
            <text:p>- Login acme by admin</text:p>
            <text:p>- Choose <text:span text:style-name="T3">Group/</text:span><text:span text:style-name="T3">Admini</text:span><text:span text:style-name="T3">stration </text:span><text:span text:style-name="T3">/Page </text:span><text:span text:style-name="T3">manage</text:span><text:span text:style-name="T3">ments</text:span></text:p>
            <text:p><text:span text:style-name="T10">Add </text:span><text:span text:style-name="T10">Page:</text:span></text:p>
            <text:p>- Click [<text:span text:style-name="T3">Add </text:span><text:span text:style-name="T3">New </text:span><text:span text:style-name="T3">Page</text:span>]</text:p>
            <text:p>- Input <text:span text:style-name="T3">Page </text:span><text:span text:style-name="T3">name</text:span> and <text:span text:style-name="T3">Page </text:span><text:span text:style-name="T3">title</text:span> in <text:span text:style-name="T3">Page </text:span><text:span text:style-name="T3">setting</text:span> tab</text:p>
            <text:p>- Select the layout in <text:span text:style-name="T3">Page </text:span><text:span text:style-name="T3">layout</text:span> tab</text:p>
            <text:p>- Click [<text:span text:style-name="T3">Save</text:span>] button</text:p>
            <text:p><text:span text:style-name="T11">Edit </text:span><text:span text:style-name="T11">Page:</text:span></text:p>
            <text:p>- Click <text:span text:style-name="T6">Edit </text:span>icon corresponding of added page above</text:p>
            <text:p>- Make changes &amp; save</text:p>
            <text:p><text:span text:style-name="T11">Delete </text:span><text:span text:style-name="T11">Page:</text:span></text:p>
            <text:p>- Click [<text:span text:style-name="T3">Delete</text:span>] icon corresponding to of added page then click [<text:span text:style-name="T3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23" table:content-validation-name="val1" office:value-type="string">
            <text:p>NotRun</text:p>
          </table:table-cell>
          <table:table-cell table:style-name="ce25"/>
          <table:table-cell table:style-name="ce20"/>
          <table:table-cell table:style-name="ce25" office:value-type="string">
            <text:p>Medium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7">
          <table:table-cell table:style-name="ce16" office:value-type="string">
            <text:p>Portal</text:p>
          </table:table-cell>
          <table:table-cell table:style-name="ce16" office:value-type="string">
            <text:p>WCM Admin bar</text:p>
          </table:table-cell>
          <table:table-cell table:style-name="ce19" office:value-type="string">
            <text:p>SNF_WCM_14</text:p>
          </table:table-cell>
          <table:table-cell table:style-name="ce20" office:value-type="string">
            <text:p>Create/edit/delete a portal (site)</text:p>
          </table:table-cell>
          <table:table-cell table:style-name="ce20" office:value-type="string">
            <text:p>- Login acme by admin</text:p>
            <text:p>- Click on <text:span text:style-name="T3">Sites </text:span><text:span text:style-name="T3">icon</text:span> </text:p>
            <text:p><text:span text:style-name="T11">Add </text:span><text:span text:style-name="T11">Portal</text:span>:</text:p>
            <text:p>- click [<text:span text:style-name="T3">Create </text:span><text:span text:style-name="T3">New </text:span><text:span text:style-name="T3">Portal</text:span>] button</text:p>
            <text:p>- In <text:span text:style-name="T3">Portal </text:span><text:span text:style-name="T3">Setting </text:span><text:span text:style-name="T3">tab</text:span>, input Portal Name</text:p>
            <text:p>- In <text:span text:style-name="T3">Permis</text:span><text:span text:style-name="T3">sion </text:span><text:span text:style-name="T3">Setting</text:span> tab, set the access and edit right. </text:p>
            <text:p>- Click [<text:span text:style-name="T3">Save</text:span>] button</text:p>
            <text:p><text:span text:style-name="T11">Edit </text:span><text:span text:style-name="T11">Portal:</text:span></text:p>
            <text:p>- then click on <text:span text:style-name="T6">Edit </text:span><text:span text:style-name="T6">Portal's </text:span><text:span text:style-name="T6">properti</text:span><text:span text:style-name="T6">es</text:span> icon corresponding of added portal above</text:p>
            <text:p>- Make changs and save</text:p>
            <text:p><text:span text:style-name="T11">Delete </text:span><text:span text:style-name="T11">Portal:</text:span></text:p>
            <text:p>- next Click [<text:span text:style-name="T3">Delete</text:span>] icon corresponding of added portal above</text:p>
            <text:p>- Click [<text:span text:style-name="T3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23" table:content-validation-name="val1" office:value-type="string">
            <text:p>NotRun</text:p>
          </table:table-cell>
          <table:table-cell table:style-name="ce25"/>
          <table:table-cell table:style-name="ce20"/>
          <table:table-cell table:style-name="ce25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8">
          <table:table-cell table:style-name="ce16" office:value-type="string">
            <text:p>Portal</text:p>
          </table:table-cell>
          <table:table-cell table:style-name="ce16" office:value-type="string">
            <text:p>WCM Admin bar</text:p>
          </table:table-cell>
          <table:table-cell table:style-name="ce19" office:value-type="string">
            <text:p>SNF_WCM_15</text:p>
          </table:table-cell>
          <table:table-cell table:style-name="ce20" office:value-type="string">
            <text:p>Change using site</text:p>
          </table:table-cell>
          <table:table-cell table:style-name="ce20" office:value-type="string">
            <text:p>- Login acme </text:p>
            <text:p>- Choose a site from Sites list in Admin bar</text:p>
          </table:table-cell>
          <table:table-cell table:style-name="ce20" office:value-type="string">
            <text:p>Selected portal is shown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Medium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19">
          <table:table-cell table:style-name="ce16" office:value-type="string">
            <text:p>WCM </text:p>
          </table:table-cell>
          <table:table-cell table:style-name="ce16" office:value-type="string">
            <text:p>Newsletter Manager</text:p>
          </table:table-cell>
          <table:table-cell table:style-name="ce19" office:value-type="string">
            <text:p>SNF_WCM_16</text:p>
          </table:table-cell>
          <table:table-cell table:style-name="ce20" office:value-type="string">
            <text:p>Create/edit/delete a category</text:p>
          </table:table-cell>
          <table:table-cell table:style-name="ce20" office:value-type="string">
            <text:p>- Login acme by Admin <text:s/></text:p>
            <text:p>- Choose <text:span text:style-name="T3">Groups</text:span><text:span text:style-name="T3">/Newsle</text:span><text:span text:style-name="T3">tter </text:span><text:span text:style-name="T3">Manage</text:span><text:span text:style-name="T3">r</text:span></text:p>
            <text:p><text:span text:style-name="T10">Add </text:span><text:span text:style-name="T10">categor</text:span><text:span text:style-name="T12">y:</text:span></text:p>
            <text:p>- Click [<text:span text:style-name="T3">New </text:span><text:span text:style-name="T3">Categor</text:span><text:span text:style-name="T3">y</text:span>] action</text:p>
            <text:p>- Input Name, Title and assign moderators for this Category</text:p>
            <text:p>- Click [<text:span text:style-name="T3">Save</text:span>] button</text:p>
            <text:p><text:span text:style-name="T11">Edit </text:span><text:span text:style-name="T11">categor</text:span><text:span text:style-name="T11">y</text:span>:</text:p>
            <text:p>- select a category added by click on category's title</text:p>
            <text:p>- Click [<text:span text:style-name="T3">Admini</text:span><text:span text:style-name="T3">stration</text:span>] button then select [<text:span text:style-name="T3">Edit </text:span><text:span text:style-name="T3">Categor</text:span><text:span text:style-name="T3">y</text:span>] action</text:p>
            <text:p>- Make changes and save</text:p>
            <text:p><text:span text:style-name="T11">Delete </text:span><text:span text:style-name="T11">categor</text:span><text:span text:style-name="T11">y</text:span>:</text:p>
            <text:p>- Click [<text:span text:style-name="T3">Admini</text:span><text:span text:style-name="T3">stration</text:span>] button then select [<text:span text:style-name="T3">Edit </text:span><text:span text:style-name="T3">Categor</text:span><text:span text:style-name="T3">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20">
          <table:table-cell table:style-name="ce16" office:value-type="string">
            <text:p>WCM </text:p>
          </table:table-cell>
          <table:table-cell table:style-name="ce16" office:value-type="string">
            <text:p>Newsletter Manager</text:p>
          </table:table-cell>
          <table:table-cell table:style-name="ce19" office:value-type="string">
            <text:p>SNF_WCM_17</text:p>
          </table:table-cell>
          <table:table-cell table:style-name="ce20" office:value-type="string">
            <text:p>Create/Edit/Delete a subscription</text:p>
          </table:table-cell>
          <table:table-cell table:style-name="ce20" office:value-type="string">
            <text:p>- Login acme by Admin <text:s/></text:p>
            <text:p>- Choose <text:span text:style-name="T3">Groups</text:span><text:span text:style-name="T3">/Newsle</text:span><text:span text:style-name="T3">tter </text:span><text:span text:style-name="T3">Manage</text:span><text:span text:style-name="T3">r</text:span></text:p>
            <text:p><text:span text:style-name="T10">Add </text:span><text:span text:style-name="T10">Subscri</text:span><text:span text:style-name="T10">ption</text:span><text:span text:style-name="T3">:</text:span></text:p>
            <text:p>- Click [<text:span text:style-name="T3">New </text:span><text:span text:style-name="T3">Subscri</text:span><text:span text:style-name="T3">ption</text:span>] action</text:p>
            <text:p>- Selete category from list box, Input Name, Title and assign redactors for this subscription</text:p>
            <text:p>- Click [<text:span text:style-name="T3">Save</text:span>] button</text:p>
            <text:p><text:span text:style-name="T11">Edit </text:span><text:span text:style-name="T11">Subscri</text:span><text:span text:style-name="T11">ption</text:span>:</text:p>
            <text:p>- Select category that contanis subscription</text:p>
            <text:p>- then select a subscription by ticking on check box</text:p>
            <text:p>- Click [<text:span text:style-name="T3">Admini</text:span><text:span text:style-name="T3">stration</text:span>] button then select [<text:span text:style-name="T3">Edit</text:span>] action</text:p>
            <text:p>- Make changes and save</text:p>
            <text:p><text:span text:style-name="T11">Delete </text:span><text:span text:style-name="T11">Subscri</text:span><text:span text:style-name="T11">ption</text:span>:</text:p>
            <text:p>- select a subscription by ticking on check box</text:p>
            <text:p>- Click [<text:span text:style-name="T3">Admini</text:span><text:span text:style-name="T3">stration</text:span>] button then select [<text:span text:style-name="T3">Delete</text:span>] action</text:p>
            <text:p>- Click [<text:span text:style-name="T3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21">
          <table:table-cell table:style-name="ce16" office:value-type="string">
            <text:p>WCM </text:p>
          </table:table-cell>
          <table:table-cell table:style-name="ce16" office:value-type="string">
            <text:p>Newsletter Manager</text:p>
          </table:table-cell>
          <table:table-cell table:style-name="ce19" office:value-type="string">
            <text:p>SNF_WCM_18</text:p>
          </table:table-cell>
          <table:table-cell table:style-name="ce20" office:value-type="string">
            <text:p>Create/Edit/Delete/Convert a letter</text:p>
          </table:table-cell>
          <table:table-cell table:style-name="ce20" office:value-type="string">
            <text:p>- Login acme by Admin/<text:a xlink:href="#Moderator">Moderator</text:a>/<text:a xlink:href="#Redactor">Redactor</text:a></text:p>
            <text:p>- Choose <text:span text:style-name="T3">Groups</text:span><text:span text:style-name="T3">/Newsle</text:span><text:span text:style-name="T3">tter </text:span><text:span text:style-name="T3">Manage</text:span><text:span text:style-name="T3">r</text:span></text:p>
            <text:p><text:span text:style-name="T10">Create </text:span><text:span text:style-name="T10">letter</text:span></text:p>
            <text:p>- Click [<text:span text:style-name="T6">New </text:span><text:span text:style-name="T6">letter</text:span>] action </text:p>
            <text:p>- Select date </text:p>
            <text:p>- Select a category and a subscription if need.</text:p>
            <text:p>- Click [<text:span text:style-name="T6">Update </text:span><text:span text:style-name="T6">sendin</text:span><text:span text:style-name="T6">g </text:span><text:span text:style-name="T6">parame</text:span><text:span text:style-name="T6">ters</text:span>] button to set the time</text:p>
            <text:p>- Input content for this letter</text:p>
            <text:p>- Click on <text:span text:style-name="T6">[Save]</text:span> button</text:p>
            <text:p><text:span text:style-name="T11">Edit </text:span><text:span text:style-name="T11">letter</text:span></text:p>
            <text:p><text:span text:style-name="T13">- Select </text:span><text:span text:style-name="T13">a letter</text:span></text:p>
            <text:p><text:span text:style-name="T14">- Click </text:span><text:span text:style-name="T14">[</text:span><text:span text:style-name="T15">Admini</text:span><text:span text:style-name="T15">stration</text:span><text:span text:style-name="T14">] button </text:span><text:span text:style-name="T14">then </text:span><text:span text:style-name="T14">select </text:span><text:span text:style-name="T14">[</text:span><text:span text:style-name="T15">Edit</text:span><text:span text:style-name="T14">] </text:span><text:span text:style-name="T14">action</text:span></text:p>
            <text:p><text:span text:style-name="T7">- Make </text:span><text:span text:style-name="T7">changes </text:span><text:span text:style-name="T7">and </text:span><text:span text:style-name="T7">save</text:span></text:p>
            <text:p><text:span text:style-name="T16">Delete </text:span><text:span text:style-name="T16">letter</text:span></text:p>
            <text:p><text:span text:style-name="T7">- Select </text:span><text:span text:style-name="T7">a letter </text:span><text:span text:style-name="T7">by </text:span><text:span text:style-name="T7">ticking </text:span><text:span text:style-name="T7">on </text:span><text:span text:style-name="T7">check </text:span><text:span text:style-name="T7">box</text:span></text:p>
            <text:p><text:span text:style-name="T7">- Click </text:span><text:span text:style-name="T7">[</text:span><text:span text:style-name="T9">Admini</text:span><text:span text:style-name="T9">stration</text:span><text:span text:style-name="T7">] button </text:span><text:span text:style-name="T7">then </text:span><text:span text:style-name="T7">select </text:span><text:span text:style-name="T7">[</text:span><text:span text:style-name="T9">Delete</text:span><text:span text:style-name="T7">] </text:span><text:span text:style-name="T7">action</text:span></text:p>
            <text:p><text:span text:style-name="T7">- Click </text:span><text:span text:style-name="T7">[</text:span><text:span text:style-name="T9">OK</text:span><text:span text:style-name="T7">] </text:span><text:span text:style-name="T7">button </text:span><text:span text:style-name="T7">in the </text:span><text:span text:style-name="T7">confirm</text:span><text:span text:style-name="T7">ation </text:span><text:span text:style-name="T7">dialog</text:span></text:p>
            <text:p><text:span text:style-name="T10">Convert </text:span><text:span text:style-name="T10">letter</text:span></text:p>
            <text:p><text:span text:style-name="T13">- Select </text:span><text:span text:style-name="T13">a letter</text:span></text:p>
            <text:p><text:span text:style-name="T13">- </text:span><text:span text:style-name="T14">Click </text:span><text:span text:style-name="T14">[</text:span><text:span text:style-name="T15">Admini</text:span><text:span text:style-name="T15">stration</text:span><text:span text:style-name="T14">] button </text:span><text:span text:style-name="T14">then </text:span><text:span text:style-name="T14">select </text:span><text:span text:style-name="T14">[</text:span><text:span text:style-name="T15">Conver</text:span><text:span text:style-name="T15">t as </text:span><text:span text:style-name="T15">templat</text:span><text:span text:style-name="T15">e</text:span><text:span text:style-name="T14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High</text:p>
          </table:table-cell>
          <table:table-cell table:style-name="ce23" office:value-type="string">
            <text:p>Hanh.ly</text:p>
          </table:table-cell>
          <table:table-cell table:style-name="Default" table:number-columns-repeated="245"/>
        </table:table-row>
        <table:table-row table:style-name="ro22">
          <table:table-cell table:style-name="ce16" office:value-type="string">
            <text:p>WCM </text:p>
          </table:table-cell>
          <table:table-cell table:style-name="ce16" office:value-type="string">
            <text:p>Newsletter_viewer</text:p>
          </table:table-cell>
          <table:table-cell table:style-name="ce19" office:value-type="string">
            <text:p>SNF_WCM_19</text:p>
          </table:table-cell>
          <table:table-cell table:style-name="ce20" office:value-type="string">
            <text:p>Subscribe newsletter</text:p>
          </table:table-cell>
          <table:table-cell table:style-name="ce20" office:value-type="string">
            <text:p>- Login acme </text:p>
            <text:p>- Select <text:span text:style-name="T6">Site/ac</text:span><text:span text:style-name="T6">me/New</text:span><text:span text:style-name="T6">sletters</text:span> page on the navigation bar</text:p>
            <text:p>- Put your email address</text:p>
            <text:p>- Tick on at least one subscription </text:p>
            <text:p>- Click [<text:span text:style-name="T3">Subscr</text:span><text:span text:style-name="T3">ibe</text:span>] button</text:p>
          </table:table-cell>
          <table:table-cell table:style-name="ce20" office:value-type="string">
            <text:p><text:span text:style-name="T17">- After </text:span><text:span text:style-name="T17">subscrib</text:span><text:span text:style-name="T17">ing </text:span><text:span text:style-name="T17">newslett</text:span><text:span text:style-name="T17">er.The </text:span><text:span text:style-name="T17">confirm</text:span><text:span text:style-name="T17">ation </text:span><text:span text:style-name="T17">letter <text:s/>is </text:span><text:span text:style-name="T17">sent to </text:span><text:span text:style-name="T17">the </text:span><text:span text:style-name="T17">inputed </text:span><text:span text:style-name="T17">email </text:span><text:span text:style-name="T17">address </text:span><text:span text:style-name="T17">of </text:span><text:span text:style-name="T17">user.If </text:span><text:span text:style-name="T17">he does </text:span><text:span text:style-name="T17">not </text:span><text:span text:style-name="T17">confirm </text:span><text:span text:style-name="T17">this </text:span><text:span text:style-name="T17">letter </text:span><text:span text:style-name="T17">--&gt;he </text:span><text:span text:style-name="T17">cannot </text:span><text:span text:style-name="T17">received </text:span><text:span text:style-name="T17">any </text:span><text:span text:style-name="T17">letters </text:span><text:span text:style-name="T17">which </text:span><text:span text:style-name="T17">have </text:span><text:span text:style-name="T17">the </text:span><text:span text:style-name="T17">subscipt</text:span><text:span text:style-name="T17">ion </text:span><text:span text:style-name="T17">subcribe</text:span><text:span text:style-name="T17">d </text:span><text:span text:style-name="T17">before. </text:span></text:p>
            <text:p><text:span text:style-name="T17">Just </text:span><text:span text:style-name="T17">only </text:span><text:span text:style-name="T17">open </text:span><text:span text:style-name="T17">email </text:span><text:span text:style-name="T17">and </text:span><text:span text:style-name="T17">click </text:span><text:span text:style-name="T17">“here” </text:span><text:span text:style-name="T17">link in </text:span><text:span text:style-name="T17">the </text:span><text:span text:style-name="T17">confirm</text:span><text:span text:style-name="T17">ation </text:span><text:span text:style-name="T17">letter to </text:span><text:span text:style-name="T17">finish </text:span><text:span text:style-name="T17">this.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23">
          <table:table-cell table:style-name="ce16" office:value-type="string">
            <text:p>WCM </text:p>
          </table:table-cell>
          <table:table-cell table:style-name="ce16" office:value-type="string">
            <text:p>Fast Content Creator Portlet </text:p>
          </table:table-cell>
          <table:table-cell table:style-name="ce19" office:value-type="string">
            <text:p>SNF_WCM_20</text:p>
          </table:table-cell>
          <table:table-cell table:style-name="ce21" office:value-type="string">
            <text:p>Create new document using Fast content creator portlet and configuration for portlet</text:p>
          </table:table-cell>
          <table:table-cell table:style-name="ce21" office:value-type="string">
            <text:p>- Login acme by admin</text:p>
            <text:p>- Select <text:span text:style-name="T3">Contact </text:span><text:span text:style-name="T3">Us</text:span> page then select <text:span text:style-name="T3">Site </text:span><text:span text:style-name="T3">Editor/</text:span><text:span text:style-name="T3">Edit </text:span><text:span text:style-name="T3">Page</text:span></text:p>
            <text:p>- Keep the current layout then click [<text:span text:style-name="T3">Next</text:span>] button</text:p>
            <text:p>- Click [<text:span text:style-name="T3">Edit</text:span>] icon of this portlet</text:p>
            <text:p>- Set the properties for this portlet then save</text:p>
            <text:p>- Return to Contact Us page, input value into field in page and then click [<text:span text:style-name="T3">Save</text:span>] butt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3">Locatio</text:span><text:span text:style-name="T3">n to </text:span><text:span text:style-name="T3">save</text:span> field in Fast content creator <text:s/>portlet. 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Medium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24">
          <table:table-cell table:style-name="ce16" office:value-type="string">
            <text:p>WCM </text:p>
          </table:table-cell>
          <table:table-cell table:style-name="ce16" office:value-type="string">
            <text:p>Form Generator Portlet</text:p>
          </table:table-cell>
          <table:table-cell table:style-name="ce19" office:value-type="string">
            <text:p>SNF_WCM_21</text:p>
          </table:table-cell>
          <table:table-cell table:style-name="ce20" office:value-type="string">
            <text:p>Create new node type and dialog form for it</text:p>
          </table:table-cell>
          <table:table-cell table:style-name="ce20" office:value-type="string">
            <text:p>- Login acme by admin <text:s text:c="3"/></text:p>
            <text:p>- Select <text:span text:style-name="T6">Groups</text:span><text:span text:style-name="T6">/Form </text:span><text:span text:style-name="T6">Generat</text:span><text:span text:style-name="T6">or</text:span></text:p>
            <text:p>- Put value in General tab</text:p>
            <text:p>- Next to <text:span text:style-name="T6">Form </text:span><text:span text:style-name="T6">builder</text:span> tab: Select some fields in the left panel to the right panel by click in field's name </text:p>
            <text:p>- Click [<text:span text:style-name="T3">Edit</text:span>] icon of each field to set the properties</text:p>
            <text:p>- Click [<text:span text:style-name="T3">Save</text:span>] button</text:p>
          </table:table-cell>
          <table:table-cell table:style-name="ce20" office:value-type="string">
            <text:p>New node type (template) <text:s/>is created successfully. This is in the template list when you add new document in Site Explorer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25">
          <table:table-cell table:style-name="ce16" office:value-type="string">
            <text:p>WCM </text:p>
          </table:table-cell>
          <table:table-cell table:style-name="ce16" office:value-type="string">
            <text:p>Category Navigation</text:p>
          </table:table-cell>
          <table:table-cell table:style-name="ce19" office:value-type="string">
            <text:p>SNF_WCM_22</text:p>
          </table:table-cell>
          <table:table-cell table:style-name="ce20" office:value-type="string">
            <text:p>Show categories and documents </text:p>
          </table:table-cell>
          <table:table-cell table:style-name="ce20" office:value-type="string">
            <text:p>- Login acme by admin (root) or web contributor</text:p>
            <text:p>- Select <text:span text:style-name="T6">Groups</text:span><text:span text:style-name="T6">/Site </text:span><text:span text:style-name="T6">Explore</text:span><text:span text:style-name="T6">r</text:span></text:p>
            <text:p><text:span text:style-name="T6">- </text:span><text:span text:style-name="T12">select </text:span><text:span text:style-name="T12">drive </text:span><text:span text:style-name="T6">acme</text:span></text:p>
            <text:p>- Add new some web contents/documents in some categories. </text:p>
            <text:p>- Choose <text:span text:style-name="T6">Site/ac</text:span><text:span text:style-name="T6">me/New</text:span><text:span text:style-name="T6">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6">Parame</text:span><text:span text:style-name="T6">terized </text:span><text:span text:style-name="T6">content </text:span><text:span text:style-name="T6">list </text:span><text:span text:style-name="T6">viewer</text:span> portlet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23">
          <table:table-cell table:style-name="ce16" office:value-type="string">
            <text:p>WCM </text:p>
          </table:table-cell>
          <table:table-cell table:style-name="ce16" office:value-type="string">
            <text:p>Parameterized Content List Viewer</text:p>
          </table:table-cell>
          <table:table-cell table:style-name="ce19" office:value-type="string">
            <text:p>SNF_WCM_23</text:p>
          </table:table-cell>
          <table:table-cell table:style-name="ce20"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- Login acme by admin or web contributor</text:p>
            <text:p>- Choose <text:span text:style-name="T6">Site/ac</text:span><text:span text:style-name="T6">me/New</text:span><text:span text:style-name="T6">s</text:span> page</text:p>
            <text:p>- Open Edit mode</text:p>
            <text:p>- Click Quick Edit icon of <text:span text:style-name="T6">Parame</text:span><text:span text:style-name="T6">terized </text:span><text:span text:style-name="T6">content </text:span><text:span text:style-name="T6">list </text:span><text:span text:style-name="T6">viewer</text:span></text:p>
            <text:p>- Change value in <text:span text:style-name="T6">Parame</text:span><text:span text:style-name="T6">terized </text:span><text:span text:style-name="T6">content </text:span><text:span text:style-name="T6">list </text:span><text:span text:style-name="T6">viewer</text:span> configuration form and Save</text:p>
            <text:p>- Switch to View mode of <text:span text:style-name="T6">Parame</text:span><text:span text:style-name="T6">terized </text:span><text:span text:style-name="T6">content </text:span><text:span text:style-name="T6">list </text:span><text:span text:style-name="T6">viewer</text:span></text:p>
          </table:table-cell>
          <table:table-cell table:style-name="ce20" office:value-type="string">
            <text:p>- <text:span text:style-name="T6">Parame</text:span><text:span text:style-name="T6">terized </text:span><text:span text:style-name="T6">content </text:span><text:span text:style-name="T6">list </text:span><text:span text:style-name="T6">viewer</text:span> portlet is config</text:p>
            <text:p>- Click on title of document-&gt; the content of document is shown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High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26">
          <table:table-cell table:style-name="ce16" office:value-type="string">
            <text:p>WCM </text:p>
          </table:table-cell>
          <table:table-cell table:style-name="ce16" office:value-type="string">
            <text:p>FCK Editor Plugin (Content selector)</text:p>
          </table:table-cell>
          <table:table-cell table:style-name="ce19" office:value-type="string">
            <text:p>SNF_WCM_24</text:p>
          </table:table-cell>
          <table:table-cell table:style-name="ce20" office:value-type="string">
            <text:p>Insert documents/medias in a web content by FCK Content Selector</text:p>
          </table:table-cell>
          <table:table-cell table:style-name="ce20" office:value-type="string">
            <text:p>- Login acme by Admin</text:p>
            <text:p>- Select <text:span text:style-name="T6">Site </text:span><text:span text:style-name="T6">Editor/</text:span><text:span text:style-name="T6">Add </text:span><text:span text:style-name="T6">new </text:span><text:span text:style-name="T6">page</text:span></text:p>
            <text:p>- Drag and drop Content detail porlet to this page</text:p>
            <text:p>- click on <text:span text:style-name="T6">Edit </text:span><text:span text:style-name="T6">porlet </text:span><text:span text:style-name="T6">icon </text:span><text:span text:style-name="T12">in </text:span><text:span text:style-name="T12">this </text:span><text:span text:style-name="T12">porlet</text:span></text:p>
            <text:p><text:span text:style-name="T12">- Select </text:span><text:span text:style-name="T6">Create </text:span><text:span text:style-name="T6">new </text:span><text:span text:style-name="T6">content </text:span><text:span text:style-name="T12">option</text:span></text:p>
            <text:p>- Input title and save</text:p>
            <text:p>- Open Edit mode and click in <text:span text:style-name="T6">Quick </text:span><text:span text:style-name="T6">edit</text:span> icon of added pag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3" table:content-validation-name="val1" office:value-type="string">
            <text:p>NotRun</text:p>
          </table:table-cell>
          <table:table-cell table:style-name="ce20" table:number-columns-repeated="2"/>
          <table:table-cell table:style-name="ce20" office:value-type="string">
            <text:p>Medium</text:p>
          </table:table-cell>
          <table:table-cell table:style-name="ce23" office:value-type="string">
            <text:p>Hanh.ly</text:p>
          </table:table-cell>
          <table:table-cell table:number-columns-repeated="245"/>
        </table:table-row>
        <table:table-row table:style-name="ro27" table:number-rows-repeated="65504">
          <table:table-cell table:number-columns-repeated="256"/>
        </table:table-row>
        <table:table-row table:style-name="ro27">
          <table:table-cell table:number-columns-repeated="256"/>
        </table:table-row>
      </table:table>
      <table:table table:name="Reference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29" office:value-type="string">
            <text:p><text:span text:style-name="T3">Modera</text:span><text:span text:style-name="T3">tor</text:span> of category</text:p>
          </table:table-cell>
          <table:table-cell table:number-columns-repeated="4"/>
        </table:table-row>
        <table:table-row table:style-name="ro28">
          <table:table-cell office:value-type="string">
            <text:p>Moderator is assigned when create/edit a category. </text:p>
            <text:p>This is a role to manage some category in Newsletter. He can</text:p>
            <text:p><text:s text:c="2"/>- Edit the categories which he has right</text:p>
            <text:p><text:s text:c="2"/>- Create new/edit/delete subscriptions for the categories which he has right. </text:p>
            <text:p><text:s text:c="2"/>- Create new letters for subscriptions which he has right</text:p>
            <text:p>Moderator cannot create/delete a category</text:p>
          </table:table-cell>
          <table:table-cell table:number-columns-repeated="4"/>
        </table:table-row>
        <table:table-row table:style-name="ro29">
          <table:table-cell table:number-columns-repeated="5"/>
        </table:table-row>
        <table:table-row table:style-name="ro2">
          <table:table-cell table:style-name="ce29" office:value-type="string">
            <text:p>Redactor of subsciption</text:p>
          </table:table-cell>
          <table:table-cell table:number-columns-repeated="4"/>
        </table:table-row>
        <table:table-row table:style-name="ro30">
          <table:table-cell office:value-type="string">
            <text:p>Redactor is assigned when create/edit a subscription. </text:p>
            <text:p>This is a role to manage some subscription of any categories in Newsletter. He can</text:p>
            <text:p><text:s text:c="2"/>- Edit the subscriptions which he has right </text:p>
            <text:p><text:s text:c="2"/>- Create new letters for subscriptions which he has right</text:p>
            <text:p>Redactor cannot create/delete a subscription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9" office:value-type="string">
            <text:p>Send a letter</text:p>
          </table:table-cell>
          <table:table-cell table:number-columns-repeated="4"/>
        </table:table-row>
        <table:table-row table:style-name="ro2">
          <table:table-cell table:style-name="ce30" office:value-type="string">
            <text:p>After clicking [Send] button, the letter has one in two statuses Awaiting or Sent with the conditions as below</text:p>
          </table:table-cell>
          <table:table-cell table:number-columns-repeated="4"/>
        </table:table-row>
        <table:table-row table:style-name="ro2">
          <table:table-cell table:style-name="ce31" office:value-type="string">
            <text:p>No.</text:p>
          </table:table-cell>
          <table:table-cell table:style-name="ce32" office:value-type="string">
            <text:p>Send date condition</text:p>
          </table:table-cell>
          <table:table-cell table:style-name="ce32" office:value-type="string">
            <text:p>Letter status</text:p>
          </table:table-cell>
          <table:table-cell table:style-name="ce32" office:value-type="string">
            <text:p>Send to </text:p>
          </table:table-cell>
          <table:table-cell table:style-name="ce32" office:value-type="string">
            <text:p>Note</text:p>
          </table:table-cell>
        </table:table-row>
        <table:table-row table:style-name="ro31">
          <table:table-cell table:style-name="ce12" office:value-type="float" office:value="1">
            <text:p>1</text:p>
          </table:table-cell>
          <table:table-cell table:style-name="ce25" office:value-type="string">
            <text:p>Less than or equal the current time</text:p>
          </table:table-cell>
          <table:table-cell table:style-name="ce25" office:value-type="string">
            <text:p>Sent</text:p>
          </table:table-cell>
          <table:table-cell table:style-name="ce25" office:value-type="string">
            <text:p>Users who has subscribed the same subscription to the letter and has confirmed <text:a xlink:href="#Confirm_newsletter">the confirmation letter</text:a> before</text:p>
          </table:table-cell>
          <table:table-cell table:style-name="ce25" office:value-type="string">
            <text:p>Send immediately</text:p>
          </table:table-cell>
        </table:table-row>
        <table:table-row table:style-name="ro31">
          <table:table-cell table:style-name="ce12" office:value-type="float" office:value="2">
            <text:p>2</text:p>
          </table:table-cell>
          <table:table-cell table:style-name="ce25" office:value-type="string">
            <text:p>Greater than the current time</text:p>
          </table:table-cell>
          <table:table-cell table:style-name="ce25" office:value-type="string">
            <text:p>Awaiting</text:p>
          </table:table-cell>
          <table:table-cell table:style-name="ce25" office:value-type="string">
            <text:p>Users who has subscribed the same subscription to the letter and has confirmed <text:a xlink:href="#Confirm_newsletter">the confirmation letter</text:a> before</text:p>
          </table:table-cell>
          <table:table-cell table:style-name="ce25" office:value-type="string">
            <text:p>When the actual time is archived, the letter will be sent</text:p>
          </table:table-cell>
        </table:table-row>
      </table:table>
      <table:named-expressions>
        <table:named-range table:name="Status" table:base-cell-address="$Introduction.$E$11" table:cell-range-address="$Introduction.$E$7:.$E$11"/>
        <table:named-range table:name="Moderator" table:base-cell-address="$Reference.$A$2" table:cell-range-address="$Reference.$A$2"/>
        <table:named-range table:name="Redactor" table:base-cell-address="$Reference.$A$5" table:cell-range-address="$Reference.$A$5"/>
        <table:named-range table:name="Send_a_letter" table:base-cell-address="$Reference.$A$12" table:cell-range-address="$Reference.$A$9"/>
        <table:named-range table:name="SNF_WCM_16" table:base-cell-address="$WCM_SniffTests.$C$17" table:cell-range-address="$WCM_SniffTests.$C$12"/>
        <table:named-range table:name="SNF_WCM_15" table:base-cell-address="$WCM_SniffTests.$C$16" table:cell-range-address="$WCM_SniffTests.$C$12"/>
        <table:named-expression table:name="Confirm_newsletter" table:base-cell-address="$Reference.$A$9" table:expression="$reference.$a$#ref!"/>
      </table:named-expressions>
      <table:database-ranges>
        <table:database-range table:target-range-address="WCM_SniffTests.A1:WCM_SniffTests.IV1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data-pilot-grand-total table:display="false" table:orientation="row"/>
          <table:data-pilot-grand-total table:display="true" table:orientation="column"/>
          <table:source-cell-range table:cell-range-address="WCM_SniffTests.A1:WCM_SniffTests.H65521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6:Introduction.C17" table:buttons="Introduction.B16" table:grand-total="column" table:ignore-empty-rows="true" table:show-filter-button="false" table:drill-down-on-double-click="false">
          <table:data-pilot-grand-total table:display="false" table:orientation="row"/>
          <table:data-pilot-grand-total table:display="true" table:orientation="column"/>
          <table:source-cell-range table:cell-range-address="WCM_SniffTests.A1:WCM_SniffTests.H65521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06/22/2010</text:date>, <text:time>17:0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inh Nguyen</meta:initial-creator>
    <meta:creation-date>2008-12-16T22:10:12</meta:creation-date>
    <dc:creator>hanhly </dc:creator>
    <dc:date>2010-06-22T17:06:12</dc:date>
    <meta:editing-cycles>120</meta:editing-cycles>
    <meta:editing-duration>PT84H54M12S</meta:editing-duration>
    <meta:document-statistic meta:table-count="3" meta:cell-count="278" meta:object-count="0"/>
    <meta:user-defined meta:name="Info 1"/>
    <meta:user-defined meta:name="Info 2"/>
    <meta:user-defined meta:name="Info 3"/>
    <meta:user-defined meta:name="Info 4"/>
  </office:meta>
</office:document-meta>
</file>